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90" table:default-cell-style-name="Default"/>
        <table:table-column table:style-name="co5" table:default-cell-style-name="Default"/>
        <table:table-row table:style-name="ro1">
          <table:table-cell table:number-columns-repeated="101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8">
            <text:p>-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3">
            <text:p>-3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5"/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2">
            <text:p>-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6"/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7"/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0">
            <text:p>-1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8"/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9"/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8">
            <text:p>-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10"/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11"/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12"/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9">
            <text:p>-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13"/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5">
            <text:p>-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14"/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15"/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number-columns-repeated="16"/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6">
            <text:p>-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17"/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">
            <text:p>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number-columns-repeated="18"/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9">
            <text:p>-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19"/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20"/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3">
            <text:p>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number-columns-repeated="21"/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4">
            <text:p>-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22"/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10">
            <text:p>-1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23"/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24"/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9">
            <text:p>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number-columns-repeated="25"/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2">
            <text:p>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number-columns-repeated="26"/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5">
            <text:p>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27"/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7">
            <text:p>-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28"/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29"/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4">
            <text:p>-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number-columns-repeated="30"/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6">
            <text:p>-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number-columns-repeated="31"/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">
            <text:p>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number-columns-repeated="32"/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9">
            <text:p>-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number-columns-repeated="33"/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9">
            <text:p>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34"/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9">
            <text:p>9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35"/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6">
            <text:p>-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number-columns-repeated="36"/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4">
            <text:p>-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number-columns-repeated="37"/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">
            <text:p>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number-columns-repeated="38"/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7">
            <text:p>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39"/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5">
            <text:p>-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40"/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3">
            <text:p>-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number-columns-repeated="41"/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4">
            <text:p>-4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number-columns-repeated="42"/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9">
            <text:p>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number-columns-repeated="43"/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">
            <text:p>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number-columns-repeated="44"/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2">
            <text:p>-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number-columns-repeated="45"/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">
            <text:p>1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number-columns-repeated="46"/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2">
            <text:p>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number-columns-repeated="47"/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4">
            <text:p>-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number-columns-repeated="48"/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8">
            <text:p>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9"/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7">
            <text:p>-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number-columns-repeated="50"/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9">
            <text:p>9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number-columns-repeated="51"/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9">
            <text:p>-9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number-columns-repeated="52"/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0">
            <text:p>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number-columns-repeated="53"/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number-columns-repeated="54"/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7">
            <text:p>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number-columns-repeated="55"/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0">
            <text:p>1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number-columns-repeated="56"/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4">
            <text:p>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number-columns-repeated="57"/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9">
            <text:p>9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number-columns-repeated="58"/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59"/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6">
            <text:p>6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number-columns-repeated="60"/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0">
            <text:p>-1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number-columns-repeated="61"/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">
            <text:p>-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number-columns-repeated="62"/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number-columns-repeated="63"/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7">
            <text:p>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64"/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7">
            <text:p>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number-columns-repeated="65"/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5">
            <text:p>-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number-columns-repeated="66"/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7">
            <text:p>-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number-columns-repeated="67"/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4">
            <text:p>-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number-columns-repeated="68"/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">
            <text:p>-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number-columns-repeated="69"/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9">
            <text:p>-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number-columns-repeated="70"/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4">
            <text:p>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number-columns-repeated="71"/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number-columns-repeated="72"/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6">
            <text:p>-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number-columns-repeated="73"/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6">
            <text:p>-6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number-columns-repeated="74"/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9">
            <text:p>-9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number-columns-repeated="75"/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9">
            <text:p>9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number-columns-repeated="76"/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2">
            <text:p>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number-columns-repeated="77"/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number-columns-repeated="78"/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2">
            <text:p>2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number-columns-repeated="79"/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1">
            <text:p>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number-columns-repeated="80"/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2">
            <text:p>-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number-columns-repeated="81"/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2">
            <text:p>-2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number-columns-repeated="82"/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4">
            <text:p>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number-columns-repeated="83"/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5">
            <text:p>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84"/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7">
            <text:p>-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number-columns-repeated="85"/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7">
            <text:p>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number-columns-repeated="86"/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-2">
            <text:p>-2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number-columns-repeated="87"/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6">
            <text:p>-6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number-columns-repeated="88"/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">
            <text:p>-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3">
            <text:p>-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89"/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2">
            <text:p>2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10">
            <text:p>1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number-columns-repeated="90"/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10">
            <text:p>-1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number-columns-repeated="91"/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8">
            <text:p>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number-columns-repeated="92"/>
          <table:table-cell table:formula="of:=RANDBETWEEN(-10;10)" office:value-type="float" office:value="6">
            <text:p>6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9">
            <text:p>9</text:p>
          </table:table-cell>
          <table:table-cell table:formula="of:=RANDBETWEEN(-10;10)" office:value-type="float" office:value="-9">
            <text:p>-9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5">
            <text:p>5</text:p>
          </table:table-cell>
          <table:table-cell table:formula="of:=RANDBETWEEN(-10;10)" office:value-type="float" office:value="-5">
            <text:p>-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number-columns-repeated="93"/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0">
            <text:p>0</text:p>
          </table:table-cell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2">
            <text:p>-2</text:p>
          </table:table-cell>
          <table:table-cell table:formula="of:=RANDBETWEEN(-10;10)" office:value-type="float" office:value="5">
            <text:p>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number-columns-repeated="94"/>
          <table:table-cell table:formula="of:=RANDBETWEEN(-10;10)" office:value-type="float" office:value="7">
            <text:p>7</text:p>
          </table:table-cell>
          <table:table-cell table:formula="of:=RANDBETWEEN(-10;10)" office:value-type="float" office:value="4">
            <text:p>4</text:p>
          </table:table-cell>
          <table:table-cell table:formula="of:=RANDBETWEEN(-10;10)" office:value-type="float" office:value="3">
            <text:p>3</text:p>
          </table:table-cell>
          <table:table-cell table:formula="of:=RANDBETWEEN(-10;10)" office:value-type="float" office:value="-3">
            <text:p>-3</text:p>
          </table:table-cell>
          <table:table-cell table:formula="of:=RANDBETWEEN(-10;10)" office:value-type="float" office:value="-7">
            <text:p>-7</text:p>
          </table:table-cell>
          <table:table-cell table:formula="of:=RANDBETWEEN(-10;10)" office:value-type="float" office:value="-7">
            <text:p>-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number-columns-repeated="95"/>
          <table:table-cell table:formula="of:=RANDBETWEEN(-10;10)" office:value-type="float" office:value="1">
            <text:p>1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-10">
            <text:p>-10</text:p>
          </table:table-cell>
          <table:table-cell table:formula="of:=RANDBETWEEN(-10;10)" office:value-type="float" office:value="8">
            <text:p>8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number-columns-repeated="96"/>
          <table:table-cell table:formula="of:=RANDBETWEEN(-10;10)" office:value-type="float" office:value="-8">
            <text:p>-8</text:p>
          </table:table-cell>
          <table:table-cell table:formula="of:=RANDBETWEEN(-10;10)" office:value-type="float" office:value="-5">
            <text:p>-5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2">
            <text:p>-2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number-columns-repeated="97"/>
          <table:table-cell table:formula="of:=RANDBETWEEN(-10;10)" office:value-type="float" office:value="10">
            <text:p>10</text:p>
          </table:table-cell>
          <table:table-cell table:formula="of:=RANDBETWEEN(-10;10)" office:value-type="float" office:value="8">
            <text:p>8</text:p>
          </table:table-cell>
          <table:table-cell table:formula="of:=RANDBETWEEN(-10;10)" office:value-type="float" office:value="-1">
            <text:p>-1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number-columns-repeated="98"/>
          <table:table-cell table:formula="of:=RANDBETWEEN(-10;10)" office:value-type="float" office:value="-4">
            <text:p>-4</text:p>
          </table:table-cell>
          <table:table-cell table:formula="of:=RANDBETWEEN(-10;10)" office:value-type="float" office:value="-7">
            <text:p>-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99"/>
          <table:table-cell table:formula="of:=RANDBETWEEN(-10;10)" office:value-type="float" office:value="-10">
            <text:p>-1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sberti </meta:initial-creator>
    <meta:creation-date>2017-03-02T08:40:02</meta:creation-date>
    <meta:generator>LibreOffice/3.5$Linux_X86_64 LibreOffice_project/350m1$Build-2</meta:generator>
    <dc:date>2017-03-02T08:55:56</dc:date>
    <dc:creator>fusberti </dc:creator>
    <meta:editing-duration>P0D</meta:editing-duration>
    <meta:editing-cycles>1</meta:editing-cycles>
    <meta:document-statistic meta:table-count="3" meta:cell-count="5250" meta:object-count="0"/>
  </office:meta>
</office:document-meta>
</file>